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4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5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9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5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5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wrap-option="wrap" style:cell-protect="none"/>
    </style:style>
    <style:style style:name="ce59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</style:style>
    <style:style style:name="ce60" style:family="table-cell" style:parent-style-name="Default" style:data-style-name="N57">
      <style:table-cell-properties style:vertical-align="middle" style:cell-protect="none" style:repeat-content="false"/>
      <style:paragraph-properties fo:text-align="end" fo:margin-right="0cm"/>
    </style:style>
    <style:style style:name="ce61" style:family="table-cell" style:parent-style-name="Default" style:data-style-name="N57">
      <style:table-cell-properties style:vertical-align="middle" style:cell-protect="none" style:repeat-content="false"/>
      <style:paragraph-properties fo:text-align="end" fo:margin-right="0cm"/>
    </style:style>
    <style:style style:name="ce62" style:family="table-cell" style:parent-style-name="Default" style:data-style-name="N0">
      <style:table-cell-properties style:vertical-align="middle" style:cell-protect="none"/>
    </style:style>
    <style:style style:name="ce6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</style:style>
    <style:style style:name="ce66" style:family="table-cell" style:parent-style-name="Default" style:data-style-name="N3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68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69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70" style:family="table-cell" style:parent-style-name="Default" style:data-style-name="N57">
      <style:table-cell-properties style:vertical-align="middle" fo:background-color="transparent" style:cell-protect="none" style:repeat-content="false"/>
      <style:paragraph-properties fo:text-align="end" fo:margin-right="0cm"/>
    </style:style>
    <style:style style:name="ce71" style:family="table-cell" style:parent-style-name="Default" style:data-style-name="N57">
      <style:table-cell-properties style:vertical-align="middle" fo:background-color="transparent" style:cell-protect="protected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fo:background-color="#BFBFBF" style:cell-protect="protecte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</style:style>
    <style:style style:name="ce79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81" style:family="table-cell" style:parent-style-name="Default" style:data-style-name="N0">
      <style:table-cell-properties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83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86" style:family="table-cell" style:parent-style-name="Default" style:data-style-name="N0">
      <style:table-cell-properties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</style:style>
    <style:style style:name="ce118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</style:style>
    <style:style style:name="ce121" style:family="table-cell" style:parent-style-name="Default" style:data-style-name="N0">
      <style:table-cell-properties style:vertical-align="middle" fo:wrap-option="wrap" fo:background-color="transparent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Data_sheet.AD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D5)),ISBLANK(AE5)))" style:apply-style-name="cf1" style:base-cell-address="Data_sheet.AE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D6)),ISBLANK(AE6)))" style:apply-style-name="cf1" style:base-cell-address="Data_sheet.AE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6)),ISBLANK(AF6)))" style:apply-style-name="cf1" style:base-cell-address="Data_sheet.AF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5)),ISBLANK(AF5)))" style:apply-style-name="cf1" style:base-cell-address="Data_sheet.AF5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5)),ISBLANK(AG5)))" style:apply-style-name="cf1" style:base-cell-address="Data_sheet.AG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F6)),ISBLANK(AG6)))" style:apply-style-name="cf1" style:base-cell-address="Data_sheet.AG6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6)),ISBLANK(AH6)))" style:apply-style-name="cf1" style:base-cell-address="Data_sheet.AH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6)),ISBLANK(AI6)))" style:apply-style-name="cf1" style:base-cell-address="Data_sheet.AI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6)),ISBLANK(AK6)))" style:apply-style-name="cf1" style:base-cell-address="Data_sheet.AK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K6)),ISBLANK(AL6)))" style:apply-style-name="cf1" style:base-cell-address="Data_sheet.AL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5)),ISBLANK(AH5)))" style:apply-style-name="cf1" style:base-cell-address="Data_sheet.AH5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5)),ISBLANK(AI5)))" style:apply-style-name="cf1" style:base-cell-address="Data_sheet.AI5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Data_sheet.AK5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K5)),ISBLANK(AL5)))" style:apply-style-name="cf1" style:base-cell-address="Data_sheet.AL5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10">
        <table:table-column table:style-name="co1" table:default-cell-style-name="ce62"/>
        <table:table-column table:style-name="co2" table:default-cell-style-name="ce62"/>
        <table:table-column table:style-name="co3" table:default-cell-style-name="ce62"/>
        <table:table-column table:style-name="co4" table:number-columns-repeated="12" table:default-cell-style-name="ce62"/>
        <table:table-column table:style-name="co5" table:number-columns-repeated="2" table:default-cell-style-name="ce2"/>
        <table:table-column table:style-name="co4" table:number-columns-repeated="6" table:default-cell-style-name="ce2"/>
        <table:table-column table:style-name="co6" table:number-columns-repeated="2" table:default-cell-style-name="ce2"/>
        <table:table-column table:style-name="co4" table:number-columns-repeated="2" table:default-cell-style-name="ce2"/>
        <table:table-column table:style-name="co7" table:number-columns-repeated="2" table:default-cell-style-name="ce2"/>
        <table:table-column table:style-name="co8" table:number-columns-repeated="7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number-columns-repeated="16344" table:default-cell-style-name="ce2"/>
        <table:table-row table:style-name="ro1">
          <table:table-cell office:value-type="string" table:number-columns-spanned="1" table:number-rows-spanned="3" table:content-validation-name="val1" table:style-name="ce72">
            <text:p>Organisation name</text:p>
          </table:table-cell>
          <table:table-cell office:value-type="string" table:number-columns-spanned="1" table:number-rows-spanned="3" table:content-validation-name="val1" table:style-name="ce75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75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7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7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7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7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73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76">
            <text:p>Grand Total paybill/staffing (payroll and non-payroll) cost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72">
            <text:p>AO/AA</text:p>
          </table:table-cell>
          <table:covered-table-cell/>
          <table:table-cell office:value-type="string" table:number-columns-spanned="2" table:number-rows-spanned="1" table:style-name="ce72">
            <text:p>EO</text:p>
          </table:table-cell>
          <table:covered-table-cell/>
          <table:table-cell office:value-type="string" table:number-columns-spanned="2" table:number-rows-spanned="1" table:style-name="ce72">
            <text:p>SEO/HEO</text:p>
          </table:table-cell>
          <table:covered-table-cell/>
          <table:table-cell office:value-type="string" table:number-columns-spanned="2" table:number-rows-spanned="1" table:style-name="ce72">
            <text:p>Grade 6/7</text:p>
          </table:table-cell>
          <table:covered-table-cell/>
          <table:table-cell office:value-type="string" table:number-columns-spanned="2" table:number-rows-spanned="1" table:style-name="ce72">
            <text:p>SCS</text:p>
          </table:table-cell>
          <table:covered-table-cell/>
          <table:table-cell office:value-type="string" table:number-columns-spanned="2" table:number-rows-spanned="1" table:style-name="ce72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7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7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73">
            <text:p>Interim managers</text:p>
          </table:table-cell>
          <table:covered-table-cell/>
          <table:table-cell office:value-type="string" table:number-columns-spanned="2" table:number-rows-spanned="1" table:style-name="ce73">
            <text:p>Specialist Contractors</text:p>
          </table:table-cell>
          <table:covered-table-cell/>
          <table:table-cell office:value-type="string" table:number-columns-spanned="2" table:number-rows-spanned="1" table:style-name="ce73">
            <text:p>Consultants/consultancy</text:p>
          </table:table-cell>
          <table:covered-table-cell/>
          <table:table-cell office:value-type="string" table:number-columns-spanned="2" table:number-rows-spanned="1" table:style-name="ce7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72">
            <text:p>Salary</text:p>
          </table:table-cell>
          <table:table-cell office:value-type="string" table:number-columns-spanned="1" table:number-rows-spanned="2" table:style-name="ce72">
            <text:p>Allowances</text:p>
          </table:table-cell>
          <table:table-cell office:value-type="string" table:number-columns-spanned="1" table:number-rows-spanned="2" table:style-name="ce72">
            <text:p>Non-consolidated performance payments</text:p>
          </table:table-cell>
          <table:table-cell office:value-type="string" table:number-columns-spanned="1" table:number-rows-spanned="2" table:style-name="ce72">
            <text:p>Overtime</text:p>
          </table:table-cell>
          <table:table-cell office:value-type="string" table:number-columns-spanned="1" table:number-rows-spanned="2" table:style-name="ce72">
            <text:p>Employer pension contributions</text:p>
          </table:table-cell>
          <table:table-cell office:value-type="string" table:number-columns-spanned="1" table:number-rows-spanned="2" table:style-name="ce72">
            <text:p>Employer national insurance contributions</text:p>
          </table:table-cell>
          <table:table-cell office:value-type="string" table:number-columns-spanned="1" table:number-rows-spanned="2" table:style-name="ce72">
            <text:p>Total paybill for payroll staff</text:p>
          </table:table-cell>
          <table:table-cell office:value-type="string" table:number-columns-spanned="1" table:number-rows-spanned="2" table:style-name="ce7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72">
            <text:p>Total monthly cost of consultants/</text:p>
            <text:p>consultancy</text:p>
          </table:table-cell>
          <table:table-cell office:value-type="string" table:number-columns-spanned="1" table:number-rows-spanned="2" table:style-name="ce72">
            <text:p>Total non-payroll (CCL) staff costs</text:p>
          </table:table-cell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style-name="ro3">
          <table:covered-table-cell/>
          <table:covered-table-cell/>
          <table:covered-table-cell/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style-name="ce57">
            <text:p>Headcount</text:p>
          </table:table-cell>
          <table:table-cell office:value-type="string" table:style-name="ce57">
            <text:p>Full-time<text:s/></text:p>
            <text:p>equivalent</text:p>
          </table:table-cell>
          <table:table-cell office:value-type="string" table:content-validation-name="val1" table:style-name="ce63">
            <text:p>Headcount</text:p>
          </table:table-cell>
          <table:table-cell office:value-type="string" table:content-validation-name="val1" table:style-name="ce6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style-name="ro4">
          <table:table-cell office:value-type="string" table:style-name="ce24">
            <text:p>Department for International Development</text:p>
          </table:table-cell>
          <table:table-cell office:value-type="string" table:style-name="ce85">
            <text:p>Ministerial Department</text:p>
          </table:table-cell>
          <table:table-cell office:value-type="string" table:style-name="ce80">
            <text:p>Department for International Development</text:p>
          </table:table-cell>
          <table:table-cell office:value-type="float" office:value="90" table:style-name="ce88">
            <text:p>90</text:p>
          </table:table-cell>
          <table:table-cell office:value-type="float" office:value="86.6" table:style-name="ce82">
            <text:p>86.6</text:p>
          </table:table-cell>
          <table:table-cell office:value-type="float" office:value="188" table:style-name="ce89">
            <text:p>188</text:p>
          </table:table-cell>
          <table:table-cell office:value-type="float" office:value="181.5" table:style-name="ce97">
            <text:p>181.5</text:p>
          </table:table-cell>
          <table:table-cell office:value-type="float" office:value="531" table:style-name="ce99">
            <text:p>531</text:p>
          </table:table-cell>
          <table:table-cell office:value-type="float" office:value="521.79999999999995" table:style-name="ce101">
            <text:p>521.8</text:p>
          </table:table-cell>
          <table:table-cell office:value-type="float" office:value="1091" table:style-name="ce104">
            <text:p>1091</text:p>
          </table:table-cell>
          <table:table-cell office:value-type="float" office:value="1058.3" table:style-name="ce106">
            <text:p>1058.3</text:p>
          </table:table-cell>
          <table:table-cell office:value-type="float" office:value="94" table:style-name="ce107">
            <text:p>94</text:p>
          </table:table-cell>
          <table:table-cell office:value-type="float" office:value="93.4" table:style-name="ce113">
            <text:p>93.4</text:p>
          </table:table-cell>
          <table:table-cell office:value-type="string" table:style-name="ce114">
            <text:p>NIL</text:p>
          </table:table-cell>
          <table:table-cell office:value-type="string" table:style-name="ce115">
            <text:p>NIL</text:p>
          </table:table-cell>
          <table:table-cell office:value-type="float" office:value="1994" table:formula="msoxl:=SUM(D4,F4,H4,J4,L4,N4)" table:content-validation-name="val1" table:style-name="ce14">
            <text:p>1,994</text:p>
          </table:table-cell>
          <table:table-cell office:value-type="float" office:value="1941.6" table:formula="msoxl:=SUM(E4,G4,I4,K4,M4,O4)" table:content-validation-name="val1" table:style-name="ce14">
            <text:p>1,942</text:p>
          </table:table-cell>
          <table:table-cell office:value-type="float" office:value="19" table:style-name="ce116">
            <text:p>19</text:p>
          </table:table-cell>
          <table:table-cell office:value-type="float" office:value="19" table:style-name="ce145">
            <text:p>19</text:p>
          </table:table-cell>
          <table:table-cell office:value-type="string" table:style-name="ce147">
            <text:p>NIL</text:p>
          </table:table-cell>
          <table:table-cell office:value-type="string" table:style-name="ce149">
            <text:p>NIL</text:p>
          </table:table-cell>
          <table:table-cell office:value-type="string" table:style-name="ce156">
            <text:p>NIL</text:p>
          </table:table-cell>
          <table:table-cell office:value-type="string" table:style-name="ce157">
            <text:p>NIL</text:p>
          </table:table-cell>
          <table:table-cell office:value-type="float" office:value="18" table:style-name="ce153">
            <text:p>18</text:p>
          </table:table-cell>
          <table:table-cell office:value-type="float" office:value="18" table:style-name="ce155">
            <text:p>18</text:p>
          </table:table-cell>
          <table:table-cell office:value-type="float" office:value="37" table:formula="msoxl:=SUM(R4,T4,V4,X4,)" table:style-name="ce15">
            <text:p>37</text:p>
          </table:table-cell>
          <table:table-cell office:value-type="float" office:value="37" table:formula="msoxl:=SUM(S4,U4,W4,Y4)" table:style-name="ce15">
            <text:p>37</text:p>
          </table:table-cell>
          <table:table-cell office:value-type="float" office:value="2031" table:formula="msoxl:=P4+Z4" table:content-validation-name="val1" table:style-name="ce16">
            <text:p>2,031</text:p>
          </table:table-cell>
          <table:table-cell office:value-type="float" office:value="1978.6" table:formula="msoxl:=Q4+AA4" table:content-validation-name="val1" table:style-name="ce16">
            <text:p>1,979</text:p>
          </table:table-cell>
          <table:table-cell office:value-type="currency" office:value="8161755.25" table:content-validation-name="val2" table:style-name="ce17">
            <text:p>£8,161,755.25</text:p>
          </table:table-cell>
          <table:table-cell office:value-type="currency" office:value="69166.539999999994" table:content-validation-name="val2" table:style-name="ce18">
            <text:p>£69,166.54</text:p>
          </table:table-cell>
          <table:table-cell table:content-validation-name="val2" table:style-name="ce18"/>
          <table:table-cell office:value-type="currency" office:value="52484.47" table:content-validation-name="val2" table:style-name="ce18">
            <text:p>£52,484.47</text:p>
          </table:table-cell>
          <table:table-cell office:value-type="currency" office:value="1690324.2" table:content-validation-name="val2" table:style-name="ce18">
            <text:p>£1,690,324.20</text:p>
          </table:table-cell>
          <table:table-cell office:value-type="currency" office:value="605892.93999999994" table:content-validation-name="val2" table:style-name="ce18">
            <text:p>£605,892.94</text:p>
          </table:table-cell>
          <table:table-cell office:value-type="currency" office:value="10579623.399999999" table:formula="msoxl:=SUM(AD4:AI4)" table:style-name="ce19">
            <text:p>£10,579,623.40</text:p>
          </table:table-cell>
          <table:table-cell office:value-type="currency" office:value="72844" table:content-validation-name="val2" table:style-name="ce20">
            <text:p>£72,844.00</text:p>
          </table:table-cell>
          <table:table-cell office:value-type="currency" office:value="180736" table:content-validation-name="val2" table:style-name="ce20">
            <text:p>£180,736.00</text:p>
          </table:table-cell>
          <table:table-cell office:value-type="currency" office:value="253580" table:formula="msoxl:=SUM(AK4:AL4)" table:style-name="ce21">
            <text:p>£253,580.00</text:p>
          </table:table-cell>
          <table:table-cell office:value-type="currency" office:value="10833203.399999999" table:formula="msoxl:=SUM(AM4,AJ4)" table:style-name="ce22">
            <text:p>£10,833,203.4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style-name="ro4">
          <table:table-cell office:value-type="string" table:style-name="ce3">
            <text:p>Independent Commission for Aid Impact</text:p>
          </table:table-cell>
          <table:table-cell office:value-type="string" table:style-name="ce85">
            <text:p>Executive Non-Departmental Public Body</text:p>
          </table:table-cell>
          <table:table-cell office:value-type="string" table:style-name="ce80">
            <text:p>Department for International Development</text:p>
          </table:table-cell>
          <table:table-cell office:value-type="string" table:style-name="ce90">
            <text:p>NIL</text:p>
          </table:table-cell>
          <table:table-cell office:value-type="string" table:style-name="ce87">
            <text:p>NIL</text:p>
          </table:table-cell>
          <table:table-cell office:value-type="string" table:style-name="ce91">
            <text:p>NIL</text:p>
          </table:table-cell>
          <table:table-cell office:value-type="string" table:style-name="ce102">
            <text:p>NIL</text:p>
          </table:table-cell>
          <table:table-cell office:value-type="string" table:style-name="ce98">
            <text:p>NIL</text:p>
          </table:table-cell>
          <table:table-cell office:value-type="string" table:style-name="ce100">
            <text:p>NIL</text:p>
          </table:table-cell>
          <table:table-cell office:value-type="string" table:style-name="ce103">
            <text:p>NIL</text:p>
          </table:table-cell>
          <table:table-cell office:value-type="string" table:style-name="ce105">
            <text:p>NIL</text:p>
          </table:table-cell>
          <table:table-cell office:value-type="string" table:style-name="ce108">
            <text:p>NIL</text:p>
          </table:table-cell>
          <table:table-cell office:value-type="string" table:style-name="ce112">
            <text:p>NIL</text:p>
          </table:table-cell>
          <table:table-cell office:value-type="float" office:value="10" table:style-name="ce114">
            <text:p>10</text:p>
          </table:table-cell>
          <table:table-cell office:value-type="float" office:value="6" table:style-name="ce115">
            <text:p>6</text:p>
          </table:table-cell>
          <table:table-cell office:value-type="float" office:value="10" table:formula="msoxl:=SUM(D5,F5,H5,J5,L5,N5)" table:content-validation-name="val1" table:style-name="ce14">
            <text:p>10</text:p>
          </table:table-cell>
          <table:table-cell office:value-type="float" office:value="6" table:formula="msoxl:=SUM(E5,G5,I5,K5,M5,O5)" table:content-validation-name="val1" table:style-name="ce14">
            <text:p>6</text:p>
          </table:table-cell>
          <table:table-cell office:value-type="string" table:style-name="ce117">
            <text:p>NIL</text:p>
          </table:table-cell>
          <table:table-cell office:value-type="string" table:style-name="ce144">
            <text:p>NIL</text:p>
          </table:table-cell>
          <table:table-cell office:value-type="string" table:style-name="ce146">
            <text:p>NIL</text:p>
          </table:table-cell>
          <table:table-cell office:value-type="string" table:style-name="ce148">
            <text:p>NIL</text:p>
          </table:table-cell>
          <table:table-cell office:value-type="string" table:style-name="ce150">
            <text:p>NIL</text:p>
          </table:table-cell>
          <table:table-cell office:value-type="string" table:style-name="ce151">
            <text:p>NIL</text:p>
          </table:table-cell>
          <table:table-cell office:value-type="string" table:style-name="ce152">
            <text:p>NIL</text:p>
          </table:table-cell>
          <table:table-cell office:value-type="string" table:style-name="ce154">
            <text:p>NIL</text:p>
          </table:table-cell>
          <table:table-cell office:value-type="float" office:value="0" table:formula="msoxl:=SUM(R5,T5,V5,X5,)" table:style-name="ce15">
            <text:p>0</text:p>
          </table:table-cell>
          <table:table-cell office:value-type="float" office:value="0" table:formula="msoxl:=SUM(S5,U5,W5,Y5)" table:style-name="ce15">
            <text:p>0</text:p>
          </table:table-cell>
          <table:table-cell office:value-type="float" office:value="10" table:formula="msoxl:=P5+Z5" table:content-validation-name="val1" table:style-name="ce16">
            <text:p>10</text:p>
          </table:table-cell>
          <table:table-cell office:value-type="float" office:value="6" table:formula="msoxl:=Q5+AA5" table:content-validation-name="val1" table:style-name="ce16">
            <text:p>6</text:p>
          </table:table-cell>
          <table:table-cell office:value-type="currency" office:value="19181" table:content-validation-name="val2" table:style-name="ce17">
            <text:p>£19,181.00</text:p>
          </table:table-cell>
          <table:table-cell office:value-type="string" table:style-name="ce130">
            <text:p>NIL</text:p>
          </table:table-cell>
          <table:table-cell office:value-type="string" table:style-name="ce133">
            <text:p>NIL</text:p>
          </table:table-cell>
          <table:table-cell office:value-type="string" table:style-name="ce134">
            <text:p>NIL</text:p>
          </table:table-cell>
          <table:table-cell office:value-type="string" table:style-name="ce140">
            <text:p>NIL</text:p>
          </table:table-cell>
          <table:table-cell office:value-type="string" table:style-name="ce141">
            <text:p>NIL</text:p>
          </table:table-cell>
          <table:table-cell office:value-type="currency" office:value="19181" table:formula="msoxl:=SUM(AD5:AI5)" table:style-name="ce19">
            <text:p>£19,181.00</text:p>
          </table:table-cell>
          <table:table-cell office:value-type="string" table:style-name="ce142">
            <text:p>NIL</text:p>
          </table:table-cell>
          <table:table-cell office:value-type="string" table:style-name="ce143">
            <text:p>NIL</text:p>
          </table:table-cell>
          <table:table-cell office:value-type="currency" office:value="0" table:formula="msoxl:=SUM(AK5:AL5)" table:style-name="ce21">
            <text:p>£0.00</text:p>
          </table:table-cell>
          <table:table-cell office:value-type="currency" office:value="19181" table:formula="msoxl:=SUM(AM5,AJ5)" table:style-name="ce22">
            <text:p>£19,181.0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style-name="ro4">
          <table:table-cell office:value-type="string" table:style-name="ce3">
            <text:p>Commonwealth Scholarship Commission</text:p>
          </table:table-cell>
          <table:table-cell office:value-type="string" table:style-name="ce85">
            <text:p>Executive Non-Departmental Public Body</text:p>
          </table:table-cell>
          <table:table-cell office:value-type="string" table:style-name="ce80">
            <text:p>Department for International Development</text:p>
          </table:table-cell>
          <table:table-cell office:value-type="string" table:style-name="ce84">
            <text:p>NIL</text:p>
          </table:table-cell>
          <table:table-cell office:value-type="string" table:style-name="ce82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96">
            <text:p>NIL</text:p>
          </table:table-cell>
          <table:table-cell office:value-type="string" table:style-name="ce94">
            <text:p>NIL</text:p>
          </table:table-cell>
          <table:table-cell office:value-type="string" table:style-name="ce92">
            <text:p>NIL</text:p>
          </table:table-cell>
          <table:table-cell office:value-type="string" table:style-name="ce93">
            <text:p>NIL</text:p>
          </table:table-cell>
          <table:table-cell office:value-type="string" table:style-name="ce95">
            <text:p>NIL</text:p>
          </table:table-cell>
          <table:table-cell office:value-type="string" table:style-name="ce109">
            <text:p>NIL</text:p>
          </table:table-cell>
          <table:table-cell office:value-type="string" table:style-name="ce110">
            <text:p>NIL</text:p>
          </table:table-cell>
          <table:table-cell office:value-type="string" table:style-name="ce111">
            <text:p>NIL</text:p>
          </table:table-cell>
          <table:table-cell office:value-type="string" table:style-name="ce119">
            <text:p>NIL</text:p>
          </table:table-cell>
          <table:table-cell office:value-type="float" office:value="0" table:formula="msoxl:=SUM(D6,F6,H6,J6,L6,N6)" table:content-validation-name="val1" table:style-name="ce14">
            <text:p>0</text:p>
          </table:table-cell>
          <table:table-cell office:value-type="float" office:value="0" table:formula="msoxl:=SUM(E6,G6,I6,K6,M6,O6)" table:content-validation-name="val1" table:style-name="ce14">
            <text:p>0</text:p>
          </table:table-cell>
          <table:table-cell office:value-type="string" table:style-name="ce120">
            <text:p>NIL</text:p>
          </table:table-cell>
          <table:table-cell office:value-type="string" table:style-name="ce122">
            <text:p>NIL</text:p>
          </table:table-cell>
          <table:table-cell office:value-type="string" table:style-name="ce123">
            <text:p>NIL</text:p>
          </table:table-cell>
          <table:table-cell office:value-type="string" table:style-name="ce124">
            <text:p>NIL</text:p>
          </table:table-cell>
          <table:table-cell office:value-type="string" table:style-name="ce125">
            <text:p>NIL</text:p>
          </table:table-cell>
          <table:table-cell office:value-type="string" table:style-name="ce126">
            <text:p>NIL</text:p>
          </table:table-cell>
          <table:table-cell office:value-type="string" table:style-name="ce127">
            <text:p>NIL</text:p>
          </table:table-cell>
          <table:table-cell office:value-type="string" table:style-name="ce128">
            <text:p>NIL</text:p>
          </table:table-cell>
          <table:table-cell office:value-type="float" office:value="0" table:formula="msoxl:=SUM(R6,T6,V6,X6,)" table:style-name="ce15">
            <text:p>0</text:p>
          </table:table-cell>
          <table:table-cell office:value-type="float" office:value="0" table:formula="msoxl:=SUM(S6,U6,W6,Y6)" table:style-name="ce15">
            <text:p>0</text:p>
          </table:table-cell>
          <table:table-cell office:value-type="float" office:value="0" table:formula="msoxl:=P6+Z6" table:content-validation-name="val1" table:style-name="ce16">
            <text:p>0</text:p>
          </table:table-cell>
          <table:table-cell office:value-type="float" office:value="0" table:formula="msoxl:=Q6+AA6" table:content-validation-name="val1" table:style-name="ce16">
            <text:p>0</text:p>
          </table:table-cell>
          <table:table-cell office:value-type="string" table:style-name="ce129">
            <text:p>NIL</text:p>
          </table:table-cell>
          <table:table-cell office:value-type="string" table:style-name="ce131">
            <text:p>NIL</text:p>
          </table:table-cell>
          <table:table-cell office:value-type="string" table:style-name="ce132">
            <text:p>NIL</text:p>
          </table:table-cell>
          <table:table-cell office:value-type="string" table:style-name="ce135">
            <text:p>NIL</text:p>
          </table:table-cell>
          <table:table-cell office:value-type="string" table:style-name="ce136">
            <text:p>NIL</text:p>
          </table:table-cell>
          <table:table-cell office:value-type="string" table:style-name="ce137">
            <text:p>NIL</text:p>
          </table:table-cell>
          <table:table-cell office:value-type="currency" office:value="0" table:formula="msoxl:=SUM(AD6:AI6)" table:style-name="ce19">
            <text:p>£0.00</text:p>
          </table:table-cell>
          <table:table-cell office:value-type="string" table:style-name="ce138">
            <text:p>NIL</text:p>
          </table:table-cell>
          <table:table-cell office:value-type="string" table:style-name="ce139">
            <text:p>NIL</text:p>
          </table:table-cell>
          <table:table-cell office:value-type="currency" office:value="0" table:formula="msoxl:=SUM(AK6:AL6)" table:style-name="ce21">
            <text:p>£0.00</text:p>
          </table:table-cell>
          <table:table-cell office:value-type="currency" office:value="0" table:formula="msoxl:=SUM(AM6,AJ6)" table:style-name="ce22">
            <text:p>£0.0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number-rows-repeated="4" table:style-name="ro5">
          <table:table-cell table:style-name="ce58"/>
          <table:table-cell table:style-name="ce86"/>
          <table:table-cell table:style-name="ce81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83"/>
          <table:table-cell table:style-name="ce79"/>
          <table:table-cell table:style-name="ce118"/>
          <table:table-cell table:content-validation-name="val1" table:style-name="ce66"/>
          <table:table-cell table:content-validation-name="val1" table:style-name="ce66"/>
          <table:table-cell table:style-name="ce121"/>
          <table:table-cell table:style-name="ce118"/>
          <table:table-cell table:style-name="ce121"/>
          <table:table-cell table:style-name="ce118"/>
          <table:table-cell table:style-name="ce121"/>
          <table:table-cell table:style-name="ce118"/>
          <table:table-cell table:style-name="ce121"/>
          <table:table-cell table:style-name="ce118"/>
          <table:table-cell table:number-columns-repeated="2" table:style-name="ce67"/>
          <table:table-cell table:content-validation-name="val1" table:style-name="ce66"/>
          <table:table-cell table:content-validation-name="val1" table:style-name="ce66"/>
          <table:table-cell table:content-validation-name="val2" table:style-name="ce60"/>
          <table:table-cell table:content-validation-name="val2" table:style-name="ce61"/>
          <table:table-cell table:content-validation-name="val2" table:style-name="ce61"/>
          <table:table-cell table:content-validation-name="val2" table:style-name="ce61"/>
          <table:table-cell table:content-validation-name="val2" table:style-name="ce61"/>
          <table:table-cell table:content-validation-name="val2" table:style-name="ce68"/>
          <table:table-cell table:style-name="ce69"/>
          <table:table-cell table:content-validation-name="val2" table:style-name="ce70"/>
          <table:table-cell table:content-validation-name="val2" table:style-name="ce70"/>
          <table:table-cell table:number-columns-repeated="2" table:style-name="ce71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number-rows-repeated="422" table:style-name="ro5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number-rows-repeated="65062" table:style-name="ro5"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6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  <table:table-row table:number-rows-repeated="983082" table:style-name="ro5">
          <table:table-cell table:number-columns-repeated="4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3"/>
        </table:table-row>
      </table:table>
      <table:table table:name="Drop_down_lists" table:style-name="ta2">
        <table:table-column table:style-name="co12" table:default-cell-style-name="ce6"/>
        <table:table-column table:style-name="co13" table:default-cell-style-name="ce7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number-columns-repeated="16379" table:default-cell-style-name="ce6"/>
        <table:table-row table:style-name="ro5">
          <table:table-cell office:value-type="string" table:style-name="ce8">
            <text:p>Main, parent or sponsoring department</text:p>
          </table:table-cell>
          <table:table-cell office:value-type="string" table:style-name="ce4">
            <text:p>Organisation name</text:p>
          </table:table-cell>
          <table:table-cell office:value-type="string" table:style-name="ce8">
            <text:p>Organisation type</text:p>
          </table:table-cell>
          <table:table-cell table:style-name="ce8"/>
          <table:table-cell office:value-type="string" table:style-name="ce8">
            <text:p>Yes_No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34">
            <text:p>Attorney General's Departments</text:p>
          </table:table-cell>
          <table:table-cell office:value-type="string" table:style-name="ce35">
            <text:p>Advisory Conciliation and Arbitration Service</text:p>
          </table:table-cell>
          <table:table-cell office:value-type="string" table:style-name="ce6">
            <text:p>Crown Non Departmental Public Body</text:p>
          </table:table-cell>
          <table:table-cell table:style-name="ce11"/>
          <table:table-cell office:value-type="string" table:style-name="ce23">
            <text:p>Yes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10">
            <text:p>Cabinet Office</text:p>
          </table:table-cell>
          <table:table-cell office:value-type="string" table:style-name="ce35">
            <text:p>Agricultural Wages Board for England and Wales</text:p>
          </table:table-cell>
          <table:table-cell office:value-type="string" table:style-name="ce6">
            <text:p>Executive Agency</text:p>
          </table:table-cell>
          <table:table-cell table:style-name="ce11"/>
          <table:table-cell office:value-type="string" table:style-name="ce23">
            <text:p>No - please add a comment</text:p>
          </table:table-cell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Charity Commission</text:p>
          </table:table-cell>
          <table:table-cell office:value-type="string" table:style-name="ce35">
            <text:p>Agricultural Wages Committee x 15</text:p>
          </table:table-cell>
          <table:table-cell office:value-type="string" table:style-name="ce6">
            <text:p>Executive Non-Departmental Public Body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Business, Innovation and Skills</text:p>
          </table:table-cell>
          <table:table-cell office:value-type="string" table:style-name="ce33">
            <text:p>Agriculture and Horticulture Development Board</text:p>
          </table:table-cell>
          <table:table-cell office:value-type="string" table:style-name="ce6">
            <text:p>Ministerial Department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6">
            <text:p>Non-Ministerial Department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Culture, Media and Sport</text:p>
          </table:table-cell>
          <table:table-cell office:value-type="string" table:style-name="ce43">
            <text:p>Arts and Humanities Research Council</text:p>
          </table:table-cell>
          <table:table-cell office:value-type="string" table:style-name="ce56">
            <text:p>Government Owned Companies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Education</text:p>
          </table:table-cell>
          <table:table-cell office:value-type="string" table:style-name="ce43">
            <text:p>Arts Council England</text:p>
          </table:table-cell>
          <table:table-cell office:value-type="string" table:style-name="ce56">
            <text:p>OTHER</text:p>
          </table:table-cell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Environment, Food and Rural Affairs</text:p>
          </table:table-cell>
          <table:table-cell office:value-type="string" table:style-name="ce6">
            <text:p>Attorney General's Office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International Development</text:p>
          </table:table-cell>
          <table:table-cell office:value-type="string" table:style-name="ce6">
            <text:p>Big Lottery Fund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for Transport</text:p>
          </table:table-cell>
          <table:table-cell office:value-type="string" table:style-name="ce33">
            <text:p>Biotechnology and Biological Sciences Research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for Work and Pensions</text:p>
          </table:table-cell>
          <table:table-cell office:value-type="string" table:style-name="ce54">
            <text:p>British Business Bank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Department of Energy and Climate Change</text:p>
          </table:table-cell>
          <table:table-cell office:value-type="string" table:style-name="ce6">
            <text:p>British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Department of Health</text:p>
          </table:table-cell>
          <table:table-cell office:value-type="string" table:style-name="ce6">
            <text:p>British Hallmarking Council</text:p>
          </table:table-cell>
          <table:table-cell table:style-name="ce6"/>
          <table:table-cell table:style-name="ce11"/>
          <table:table-cell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Export Credits Guarantee Department</text:p>
          </table:table-cell>
          <table:table-cell office:value-type="string" table:style-name="ce6">
            <text:p>British Libra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49">
            <text:p>Food Standards Agency</text:p>
          </table:table-cell>
          <table:table-cell office:value-type="string" table:style-name="ce6">
            <text:p>British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Foreign and Commonwealth Office</text:p>
          </table:table-cell>
          <table:table-cell office:value-type="string" table:style-name="ce6">
            <text:p>British Transport Polic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HM Revenue and Customs</text:p>
          </table:table-cell>
          <table:table-cell office:value-type="string" table:style-name="ce33">
            <text:p>Business, Innovation and Skill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HM Treasury</text:p>
          </table:table-cell>
          <table:table-cell office:value-type="string" table:style-name="ce6">
            <text:p>Cabine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Home Office</text:p>
          </table:table-cell>
          <table:table-cell office:value-type="string" table:style-name="ce6">
            <text:p>Care Qualit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Ministry of Defence</text:p>
          </table:table-cell>
          <table:table-cell office:value-type="string" table:style-name="ce38">
            <text:p>Centre for Environment, Fisheries and Aquaculture Sci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Ministry of Justice</text:p>
          </table:table-cell>
          <table:table-cell office:value-type="string" table:style-name="ce6">
            <text:p>Charit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Northern Ireland Office</text:p>
          </table:table-cell>
          <table:table-cell office:value-type="string" table:style-name="ce41">
            <text:p>Children and Family Court Advisory and Support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Office for Standards in Education, Children's Services and Skills</text:p>
          </table:table-cell>
          <table:table-cell office:value-type="string" table:style-name="ce6">
            <text:p>Civil Nuclear Polic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Office of Fair Trading</text:p>
          </table:table-cell>
          <table:table-cell office:value-type="string" table:style-name="ce6">
            <text:p>Civil Service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Office of Gas and Electricity Market</text:p>
          </table:table-cell>
          <table:table-cell office:value-type="string" table:style-name="ce6">
            <text:p>Coal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OTHER</text:p>
          </table:table-cell>
          <table:table-cell office:value-type="string" table:style-name="ce6">
            <text:p>Committee on Climate Chan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Scotland Office</text:p>
          </table:table-cell>
          <table:table-cell office:value-type="string" table:style-name="ce6">
            <text:p>Commonwealth Scholarship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4">
            <text:p>Security and Intelligence Services</text:p>
          </table:table-cell>
          <table:table-cell office:value-type="string" table:style-name="ce55">
            <text:p>Community Rehabilitation Companies x 21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10">
            <text:p>United Kingdom Statistics Authority</text:p>
          </table:table-cell>
          <table:table-cell office:value-type="string" table:style-name="ce53">
            <text:p>Companies Hous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32">
            <text:p>UK Supreme Court</text:p>
          </table:table-cell>
          <table:table-cell office:value-type="string" table:style-name="ce6">
            <text:p>Competition and Markets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office:value-type="string" table:style-name="ce25">
            <text:p>Wales Office</text:p>
          </table:table-cell>
          <table:table-cell office:value-type="string" table:style-name="ce6">
            <text:p>Competitio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truction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umer Council for Wat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onsumer Focu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Criminal Cases Review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4">
            <text:p>Criminal Injuries Compensation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rown Prosecutio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Crown Prosecution Service Inspectorat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bt Managemen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fence Science and Technology Laborato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0">
            <text:p>Defence Support Group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0">
            <text:p>Department for Communities and Local Govern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for Culture, Media and 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9">
            <text:p>Department for Educ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for Environment, Food and Rural Affair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3">
            <text:p>Department for International Develop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partment for Tran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epartment for Work and Pension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epartment of Energy and Climate Chan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1">
            <text:p>Department of Health (excl agencies)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Directly Operated Railways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4">
            <text:p>Disclosure and Barring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Driver and Vehicle Licens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Driving Standard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Economic and Social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Education Fund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ineering and Physical Sciences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ineering Construction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English Heritag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Environment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8">
            <text:p>Equality and Human Righ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CO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Film Industry Training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ood and Environment Research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Food Standard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Foreign and Commonwealth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ambling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angmasters Licensing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effry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overnment Actuary's Departmen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Government Procurement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Great Britain - China Centre</text:p>
          </table:table-cell>
          <table:table-cell table:number-columns-repeated="16382" table:style-name="ce51"/>
        </table:table-row>
        <table:table-row table:style-name="ro5">
          <table:table-cell table:style-name="ce10"/>
          <table:table-cell office:value-type="string" table:style-name="ce52">
            <text:p>Health and Safety Executiv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ealth and Social Care Information Centr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 Speed 2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er Education Funding Council for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ighway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7">
            <text:p>HM Courts and Tribunals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M Passpor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M Revenue and Custom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M Treasu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ome Office (excl agencies)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omes and Communitie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orniman Public Museum and Public Park Trus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0">
            <text:p>Horserace Betting Levy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ousing Ombudsman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Human Fertilisation and Embryolog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Human Tissue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mperial War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Commission for Aid Impac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Living Fu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dependent Police Complain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Information Commissioner's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Insolvenc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Joint Nature Conservation Committe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Judicial Appointmen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Land Regist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5">
            <text:p>Leasehold Advisor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6">
            <text:p>Legal Aid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Legal Services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Marine Management Organis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aritime and Coastguard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arshall Aid Commemoration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Medical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3">
            <text:p>Medicines and Healthcare Products Regulatory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e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7">
            <text:p>Ministry of Def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1">
            <text:p>Ministry of Just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Moni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Archives</text:p>
          </table:table-cell>
          <table:table-cell table:number-columns-repeated="16382" table:style-name="ce49"/>
        </table:table-row>
        <table:table-row table:style-name="ro5">
          <table:table-cell table:style-name="ce10"/>
          <table:table-cell office:value-type="string" table:style-name="ce48">
            <text:p>National Army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0">
            <text:p>National College for Teaching and Leadership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3">
            <text:p>National Crim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9">
            <text:p>National Employment Savings Trust Corpor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National Forest Company</text:p>
          </table:table-cell>
          <table:table-cell table:number-columns-repeated="16382" table:style-name="ce48"/>
        </table:table-row>
        <table:table-row table:style-name="ro5">
          <table:table-cell table:style-name="ce10"/>
          <table:table-cell office:value-type="string" table:style-name="ce6">
            <text:p>National Gallery</text:p>
          </table:table-cell>
          <table:table-cell table:number-columns-repeated="16382" table:style-name="ce51"/>
        </table:table-row>
        <table:table-row table:style-name="ro5">
          <table:table-cell table:style-name="ce10"/>
          <table:table-cell office:value-type="string" table:style-name="ce52">
            <text:p>National Heritage Memorial Fu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Institute for Health and Care Excelle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Lottery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aritim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National Measurement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 of Science and Indust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 of the Royal Nav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Museums Liverpoo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Offender Management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National Portrait Galle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ional Savings and Investment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ural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atural Environment Research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7">
            <text:p>Natural History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HS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orthern Ireland Human Rights Commiss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orthern Irelan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6">
            <text:p>Northern Lighthouse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Nuclear Decommissioning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Office for Budget Responsibil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for Fair Acces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Office for Standards in Education, Children's Services and Skill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Gas and Electricity Marke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Qualifications and Examinations Regul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Rail Regul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ffice of the Immigration Services Commission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lympic Delive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Olympic Lottery Distribu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Ordnance Surve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6">
            <text:p>Parole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Passenger Focu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53">
            <text:p>Planning Inspectorate</text:p>
          </table:table-cell>
          <table:table-cell table:number-columns-repeated="16382" table:style-name="ce44"/>
        </table:table-row>
        <table:table-row table:style-name="ro5">
          <table:table-cell table:style-name="ce10"/>
          <table:table-cell office:value-type="string" table:style-name="ce6">
            <text:p>Public Health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Queen Elizabeth II Conference Centr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employ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Air Force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Armouri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Botanic Gardens, Kew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Royal Park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Rural Payment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cience and Technology Facilities Council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cotlan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Sea Fish Indust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curity and Intelligence Servic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curity Industr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erious Fraud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4">
            <text:p>Sir John Sloane's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kills Fund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port Englan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tandards and Testing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Student Loans Company Lt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41">
            <text:p>Tate Galler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echnology Strategy Board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9">
            <text:p>The Office of the Children's Commissione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Office of the Public Guardia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Pensions Advisory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he Pensions Regula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reasury Solicitor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Trinity Hous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Anti-Doping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Commission for Employment and Skills</text:p>
          </table:table-cell>
          <table:table-cell table:number-columns-repeated="16382" table:style-name="ce52"/>
        </table:table-row>
        <table:table-row table:style-name="ro5">
          <table:table-cell table:style-name="ce10"/>
          <table:table-cell office:value-type="string" table:style-name="ce53">
            <text:p>UK Export Finan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Hydrographic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27">
            <text:p>UK Intellectual Property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pac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po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K Supreme Court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nited Kingdom Atomic Energy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United Kingdom Statistics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aluation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Valuation Tribunal Serv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ehicle and Operator Services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ehicle Certification Agency</text:p>
          </table:table-cell>
          <table:table-cell table:number-columns-repeated="3" table:style-name="ce28"/>
          <table:table-cell table:style-name="ce42"/>
          <table:table-cell table:number-columns-repeated="16378" table:style-name="ce28"/>
        </table:table-row>
        <table:table-row table:style-name="ro5">
          <table:table-cell table:style-name="ce10"/>
          <table:table-cell office:value-type="string" table:style-name="ce33">
            <text:p>Veterinary Medicines Directorat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ictoria and Albert Museum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Visit Britai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les Office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llace Collec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ater Services Regulation Authorit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est Northamptonshire Development Corporation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6">
            <text:p>Westminster Foundation for Democra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33">
            <text:p>Wilton Park Executive Agency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office:value-type="string" table:style-name="ce7">
            <text:p>Youth Justice Board for England and Wales</text:p>
          </table:table-cell>
          <table:table-cell table:number-columns-repeated="3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table:number-columns-repeated="4" table:style-name="ce6"/>
          <table:table-cell table:style-name="ce42"/>
          <table:table-cell table:number-columns-repeated="16378"/>
        </table:table-row>
        <table:table-row table:style-name="ro5">
          <table:table-cell table:style-name="ce10"/>
          <table:table-cell table:style-name="ce7"/>
          <table:table-cell table:number-columns-repeated="3" table:style-name="ce6"/>
          <table:table-cell table:style-name="ce42"/>
          <table:table-cell table:number-columns-repeated="16378"/>
        </table:table-row>
        <table:table-row table:number-rows-repeated="9" table:style-name="ro5">
          <table:table-cell table:style-name="ce10"/>
          <table:table-cell table:number-columns-repeated="3" table:style-name="ce6"/>
          <table:table-cell table:number-columns-repeated="2" table:style-name="ce42"/>
          <table:table-cell table:number-columns-repeated="16378"/>
        </table:table-row>
        <table:table-row table:number-rows-repeated="3" table:style-name="ro5">
          <table:table-cell table:style-name="ce10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number-rows-repeated="2" table:style-name="ro5">
          <table:table-cell table:style-name="ce9"/>
          <table:table-cell table:style-name="ce10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number-columns-repeated="2" table:style-name="ce42"/>
          <table:table-cell table:number-columns-repeated="16378"/>
        </table:table-row>
        <table:table-row table:style-name="ro5">
          <table:table-cell table:style-name="ce9"/>
          <table:table-cell table:style-name="ce10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style-name="ro5">
          <table:table-cell table:style-name="ce9"/>
          <table:table-cell table:style-name="ce12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number-rows-repeated="3" table:style-name="ro5">
          <table:table-cell table:style-name="ce9"/>
          <table:table-cell table:style-name="ce10"/>
          <table:table-cell table:number-columns-repeated="2" table:style-name="ce6"/>
          <table:table-cell table:style-name="ce42"/>
          <table:table-cell table:number-columns-repeated="16379" table:style-name="ce6"/>
        </table:table-row>
        <table:table-row table:style-name="ro5">
          <table:table-cell table:style-name="ce9"/>
          <table:table-cell table:style-name="ce10"/>
          <table:table-cell table:number-columns-repeated="16382" table:style-name="ce6"/>
        </table:table-row>
        <table:table-row table:number-rows-repeated="2" table:style-name="ro5">
          <table:table-cell table:style-name="ce9"/>
          <table:table-cell table:style-name="ce10"/>
          <table:table-cell table:number-columns-repeated="16382"/>
        </table:table-row>
        <table:table-row table:number-rows-repeated="11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2" table:style-name="ro5">
          <table:table-cell table:style-name="ce6"/>
          <table:table-cell table:style-name="ce5"/>
          <table:table-cell table:number-columns-repeated="16382"/>
        </table:table-row>
        <table:table-row table:number-rows-repeated="62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2" table:style-name="ro5">
          <table:table-cell table:number-columns-repeated="2" table:style-name="ce5"/>
          <table:table-cell table:number-columns-repeated="16382"/>
        </table:table-row>
        <table:table-row table:number-rows-repeated="10" table:style-name="ro5">
          <table:table-cell table:style-name="ce9"/>
          <table:table-cell table:style-name="ce5"/>
          <table:table-cell table:number-columns-repeated="16382"/>
        </table:table-row>
        <table:table-row table:number-rows-repeated="7" table:style-name="ro5">
          <table:table-cell table:style-name="ce9"/>
          <table:table-cell table:style-name="ce7"/>
          <table:table-cell table:number-columns-repeated="16382"/>
        </table:table-row>
        <table:table-row table:number-rows-repeated="12" table:style-name="ro5">
          <table:table-cell table:style-name="ce9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9T10:20:06Z</meta:creation-date>
    <dc:date>2015-03-19T10:34:30Z</dc:date>
  </office:meta>
</office:document-meta>
</file>